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italic" officeooo:rsid="0028ca60" officeooo:paragraph-rsid="0028ca60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2pt" fo:font-style="normal" fo:font-weight="bold" officeooo:rsid="002a0e70" officeooo:paragraph-rsid="002a0e70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8pt" fo:font-style="normal" fo:font-weight="bold" officeooo:rsid="002a0e70" officeooo:paragraph-rsid="002a0e70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fo:font-style="normal" fo:font-weight="bold" officeooo:rsid="002a0e70" officeooo:paragraph-rsid="002a0e70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2c07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iment-3</text:p>
      <text:p text:style-name="P3"/>
      <text:p text:style-name="P4">Aim:-Create a topology of two nodes seperated by point to point link specifying bandwidth and delay. Deploy UDP echo application for transferring 5 packets at an interval of 1 sec.</text:p>
      <text:p text:style-name="P2"/>
      <text:p text:style-name="P1">#include "ns3/core-module.h"</text:p>
      <text:p text:style-name="P1">#include "ns3/network-module.h"</text:p>
      <text:p text:style-name="P1">#include "ns3/internet-module.h"</text:p>
      <text:p text:style-name="P1">#include "ns3/point-to-point-module.h"</text:p>
      <text:p text:style-name="P1">#include "ns3/applications-module.h"</text:p>
      <text:p text:style-name="P1"/>
      <text:p text:style-name="P1">using namespace ns3;</text:p>
      <text:p text:style-name="P1"/>
      <text:p text:style-name="P1">NS_LOG_COMPONENT_DEFINE ("FirstScriptExample");</text:p>
      <text:p text:style-name="P1"/>
      <text:p text:style-name="P1">int</text:p>
      <text:p text:style-name="P1">main (int argc, char *argv[])</text:p>
      <text:p text:style-name="P1">{</text:p>
      <text:p text:style-name="P1"><text:s text:c="2"/>CommandLine cmd;</text:p>
      <text:p text:style-name="P1"><text:s text:c="2"/>cmd.Parse (argc, argv);</text:p>
      <text:p text:style-name="P1"><text:s text:c="2"/></text:p>
      <text:p text:style-name="P1"><text:s text:c="2"/>Time::SetResolution (Time::NS);</text:p>
      <text:p text:style-name="P1"><text:s text:c="2"/>LogComponentEnable ("UdpEchoClientApplication", LOG_LEVEL_INFO);</text:p>
      <text:p text:style-name="P1"><text:s text:c="2"/>LogComponentEnable ("UdpEchoServerApplication", LOG_LEVEL_INFO);</text:p>
      <text:p text:style-name="P1"/>
      <text:p text:style-name="P1"><text:s text:c="2"/>NodeContainer nodes;</text:p>
      <text:p text:style-name="P1"><text:s text:c="2"/>nodes.Create (2);</text:p>
      <text:p text:style-name="P1"/>
      <text:p text:style-name="P1"><text:s text:c="2"/>PointToPointHelper pointToPoint;//for making channel and setting configuration ,set devices attributes</text:p>
      <text:p text:style-name="P1"><text:s text:c="2"/>pointToPoint.SetDeviceAttribute ("DataRate", StringValue ("5Mbps"));</text:p>
      <text:p text:style-name="P1"><text:s text:c="2"/>pointToPoint.SetChannelAttribute ("Delay", StringValue ("2ms"));</text:p>
      <text:p text:style-name="P1"/>
      <text:p text:style-name="P1"><text:s text:c="2"/>NetDeviceContainer devices;//for network interface card</text:p>
      <text:p text:style-name="P1"><text:s text:c="2"/>devices = pointToPoint.Install (nodes);</text:p>
      <text:p text:style-name="P1"/>
      <text:p text:style-name="P1"><text:s text:c="2"/>InternetStackHelper stack;// protocol stack create all nodes itself</text:p>
      <text:p text:style-name="P1"><text:s text:c="2"/>stack.Install (nodes);</text:p>
      <text:p text:style-name="P1"/>
      <text:p text:style-name="P1"><text:s text:c="2"/>Ipv4AddressHelper address;//inputing IP address through this class</text:p>
      <text:p text:style-name="P1"><text:s text:c="2"/>address.SetBase ("10.1.1.0", "255.255.255.0");//IP address is for a network and for an interface not for node,"10.1.1.0" network address</text:p>
      <text:p text:style-name="P1"/>
      <text:p text:style-name="P1"><text:s text:c="2"/>Ipv4InterfaceContainer interfaces = address.Assign (devices);//assign address to nic card</text:p>
      <text:p text:style-name="P1"/>
      <text:p text:style-name="P1"><text:s text:c="2"/>UdpEchoServerHelper echoServer (9);//echo client application is served using a server and using port 9 </text:p>
      <text:p text:style-name="P1"/>
      <text:p text:style-name="P1"><text:s text:c="2"/>ApplicationContainer serverApps = echoServer.Install (nodes.Get (1));//echo server is installed in node 2</text:p>
      <text:p text:style-name="P1"><text:soft-page-break/><text:s text:c="2"/>serverApps.Start (Seconds (1.0));//start server for 1 sec to 10 sec</text:p>
      <text:p text:style-name="P1"><text:s text:c="2"/>serverApps.Stop (Seconds (10.0));</text:p>
      <text:p text:style-name="P1"/>
      <text:p text:style-name="P1"><text:s text:c="2"/>UdpEchoClientHelper echoClient (interfaces.GetAddress (1), 9);//create client application and take port 9 </text:p>
      <text:p text:style-name="P1"><text:s text:c="2"/>echoClient.SetAttribute ("MaxPackets", UintegerValue (<text:span text:style-name="T1">5</text:span>));//setting attributes</text:p>
      <text:p text:style-name="P1"><text:s text:c="2"/>echoClient.SetAttribute ("Interval", TimeValue (Seconds (1.0)));</text:p>
      <text:p text:style-name="P1"><text:s text:c="2"/>echoClient.SetAttribute ("PacketSize", UintegerValue (1024));</text:p>
      <text:p text:style-name="P1"/>
      <text:p text:style-name="P1"><text:s text:c="2"/>ApplicationContainer clientApps = echoClient.Install (nodes.Get (0));//install application at node 1</text:p>
      <text:p text:style-name="P1"><text:s text:c="2"/>clientApps.Start (Seconds (2.0));</text:p>
      <text:p text:style-name="P1"><text:s text:c="2"/>clientApps.Stop (Seconds (10.0));</text:p>
      <text:p text:style-name="P1"/>
      <text:p text:style-name="P1"><text:s text:c="2"/>Simulator::Run ();//runs the simulator</text:p>
      <text:p text:style-name="P1"><text:s text:c="2"/>Simulator::Destroy ();//destroy the simulation</text:p>
      <text:p text:style-name="P1"><text:s text:c="2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07:36:05.050304955</meta:creation-date>
    <dc:date>2019-01-30T07:01:39.556746733</dc:date>
    <meta:editing-duration>PT19M3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31" meta:character-count="2341" meta:non-whitespace-character-count="2088"/>
  </office:meta>
</office:document-meta>
</file>